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f494" officeooo:paragraph-rsid="001bf494"/>
    </style:style>
    <style:style style:name="P2" style:family="paragraph" style:parent-style-name="Standard">
      <style:text-properties fo:font-weight="bold" officeooo:rsid="001cd0a3" officeooo:paragraph-rsid="001cd0a3" style:font-weight-asian="bold" style:font-weight-complex="bold"/>
    </style:style>
    <style:style style:name="P3" style:family="paragraph" style:parent-style-name="Standard">
      <style:text-properties fo:font-weight="normal" officeooo:rsid="001cd0a3" officeooo:paragraph-rsid="001cd0a3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cd0a3" officeooo:paragraph-rsid="001cd0a3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E FRENCH REVOLUTION</text:p>
      <text:p text:style-name="P4"/>
      <text:p text:style-name="P4"/>
      <text:p text:style-name="P1"/>
      <text:p text:style-name="P1">Britain condamned the French Revolution for its violence.</text:p>
      <text:p text:style-name="P1">From 1793 to 1814 Britain become the leader of six European coalitions formed against France and Napoleon. </text:p>
      <text:p text:style-name="P1">Britain obtained significant victories with her navy, thanks to Horation Nelson.</text:p>
      <text:p text:style-name="P1">Napoleon was finally defeated at waterloo in 1815 by the british troops.</text:p>
      <text:p text:style-name="P1">With the Congresso of Vienna monarchies have re-established in Europe.</text:p>
      <text:p text:style-name="P1"/>
      <text:p text:style-name="P2">Social unrest:</text:p>
      <text:p text:style-name="P3">The French revolution had frightened British aristocracy who suspected any social reforms. To prevent disorder, puclic meetings of workers were made illegal.</text:p>
      <text:p text:style-name="P3">But in 1811 workers attacked factories and destroyed machinery.</text:p>
      <text:p text:style-name="P3">In 1819, the army was called in to disperse a meeting of worke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9S</meta:editing-duration>
    <meta:editing-cycles>3</meta:editing-cycles>
    <meta:generator>LibreOffice/5.2.1.2$Windows_x86 LibreOffice_project/31dd62db80d4e60af04904455ec9c9219178d620</meta:generator>
    <dc:date>2017-09-24T15:59:07.398000000</dc:date>
    <meta:document-statistic meta:table-count="0" meta:image-count="0" meta:object-count="0" meta:page-count="1" meta:paragraph-count="10" meta:word-count="107" meta:character-count="707" meta:non-whitespace-character-count="608"/>
    <meta:user-defined meta:name="Info 1"/>
    <meta:user-defined meta:name="Info 2"/>
    <meta:user-defined meta:name="Info 3"/>
    <meta:user-defined meta:name="Info 4"/>
  </office:meta>
</office:document-meta>
</file>